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
  <manifest:file-entry manifest:full-path="Pictures/20000380000063AF00002714949A0899F62549E2.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Standard" style:list-style-name="L23"/>
    <style:style style:name="P41" style:family="paragraph" style:parent-style-name="Standard" style:list-style-name="L31"/>
    <style:style style:name="P42" style:family="paragraph" style:parent-style-name="Corps_20_de_20_texte.Paragraph" style:list-style-name="L20">
      <style:paragraph-properties fo:margin-left="1.251cm" fo:margin-right="0cm" fo:text-indent="0cm" style:auto-text-indent="false"/>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Heading_20_1" style:master-page-name="">
      <style:paragraph-properties style:page-number="auto" fo:break-before="page"/>
    </style:style>
    <style:style style:name="P46" style:family="paragraph" style:parent-style-name="Heading_20_1" style:master-page-name="">
      <style:paragraph-properties style:page-number="auto" fo:break-before="page">
        <style:tab-stops/>
      </style:paragraph-properties>
    </style:style>
    <style:style style:name="P47" style:family="paragraph" style:parent-style-name="Heading_20_1" style:master-page-name="">
      <style:paragraph-properties style:page-number="auto" fo:break-before="auto" fo:break-after="auto"/>
    </style:style>
    <style:style style:name="P48"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20">
      <style:paragraph-properties fo:margin-left="1.251cm" fo:margin-right="0cm" fo:text-indent="0cm" style:auto-text-indent="false"/>
    </style:style>
    <style:style style:name="P81" style:family="paragraph" style:parent-style-name="Text_20_body" style:list-style-name="L25">
      <style:paragraph-properties fo:margin-left="1.251cm" fo:margin-right="0cm" fo:text-indent="0cm" style:auto-text-indent="false"/>
    </style:style>
    <style:style style:name="P82" style:family="paragraph" style:parent-style-name="Text_20_body" style:list-style-name="L31">
      <style:paragraph-properties fo:margin-left="2.205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30.oxt&#13;Update file created : OOfword-L.update.xml&#13;&#13;16.07.2021 18:11:0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029714217"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197126671" text:style-name="L2">
        <text:list-item>
          <text:p text:style-name="P50">Version 2.1.0 :</text:p>
        </text:list-item>
      </text:list>
      <text:list xml:id="list3475259835" text:style-name="L3">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 xml:id="list181104754804060" text:continue-list="list2197126671" text:style-name="L2">
        <text:list-item>
          <text:p text:style-name="P50">Version 2.0.0 :</text:p>
        </text:list-item>
      </text:list>
      <text:list xml:id="list113004128" text:style-name="L4">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 xml:id="list181105578406399" text:continue-list="list181104754804060" text:style-name="L2">
        <text:list-item>
          <text:p text:style-name="P50">Version 1.5.3 :</text:p>
        </text:list-item>
      </text:list>
      <text:list xml:id="list1365733766" text:style-name="L5">
        <text:list-item>
          <text:p text:style-name="P53">Help pages containing an hyperlink to an OpenOffice.org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org changes, text «notes» are now called text «comments».</text:p>
        </text:list-item>
      </text:list>
      <text:list xml:id="list181105819298345" text:continue-list="list181105578406399" text:style-name="L2">
        <text:list-item>
          <text:p text:style-name="P50">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09831862" text:style-name="L6">
        <text:list-item>
          <text:p text:style-name="P54">Basic library Standard, Module1 : your instruction inside the Sub myExtension</text:p>
        </text:list-item>
        <text:list-item>
          <text:p text:style-name="P54">Localized tooltip texts</text:p>
        </text:list-item>
        <text:list-item>
          <text:p text:style-name="P54">Localized description texts</text:p>
        </text:list-item>
        <text:list-item>
          <text:p text:style-name="P54">Localized license texts</text:p>
        </text:list-item>
        <text:list-item>
          <text:p text:style-name="P54">Localized help text pages and trees</text:p>
        </text:list-item>
      </text:list>
      <text:h text:style-name="P4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83566155" text:style-name="L7">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83294961" text:style-name="L8">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413148113" text:style-name="L9">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141550730" text:style-name="L10">
        <text:list-item text:start-value="1">
          <text:p text:style-name="P58">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7"><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862567462" text:style-name="L11">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477732830" text:style-name="L12">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061314222" text:style-name="L13">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50176956" text:style-name="L14">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439695256" text:style-name="L15">
        <text:list-item>
          <text:p text:style-name="P63">Arg1 : <text:span text:style-name="InstructionMacro">String</text:span> : mandatory, type of control used for the button</text:p>
        </text:list-item>
      </text:list>
      <text:list xml:id="list2026312639" text:style-name="L16">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898530032" text:style-name="L17">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937398605" text:style-name="L18">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09053808" text:style-name="L19">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797961955" text:style-name="L20">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2286379"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Arg1 : <text:span text:style-name="InstructionMacro">String</text:span> : mandatory ; property name</text:p>
        </text:list-item>
        <text:list-item>
          <text:p text:style-name="P69"><text:soft-page-break/>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279629765"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214437614"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09688325"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67220935" text:style-name="L25">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oft-page-break/><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407869826" text:style-name="L26">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489165518" text:style-name="L27">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ext:soft-page-break/>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090687429" text:style-name="L28">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009824923" text:style-name="L29">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445821773" text:style-name="L30">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63427435"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text:soft-page-break/>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150453389" text:style-name="L32">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5"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101381491" text:style-name="L33">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text:soft-page-break/>hacer cambios en la librería y recompilarla. Y debe mostrarles estos términos para que conozcan sus 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text:soft-page-break/>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text:soft-page-break/>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text:soft-page-break/></text:p>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text:soft-page-break/>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text:soft-page-break/>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text:soft-page-break/>Die Bezeichnung „freie“ Software bezieht sich auf Freiheit der Nutzung, nicht auf den Preis. Unsere 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text:soft-page-break/>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text:soft-page-break/>sie den sinnvoll bleibenden Teil ihres Bestimmungszwecks noch ausführt. </text:p>
      <text:p text:style-name="licenseText"/>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text:soft-page-break/>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text:soft-page-break/>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text:soft-page-break/>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text:soft-page-break/>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text:soft-page-break/>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text:soft-page-break/>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text:soft-page-break/>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text:soft-page-break/>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9280772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8165903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05062100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110568100743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text:soft-page-break/></text:p>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6707778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89728344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6666886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1105341294975" text:continue-list="list99280772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1106451223030" text:continue-list="list18110568100743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81106548808627" text:continue-list="list18110534129497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1106990381424" text:continue-list="list181106548808627"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81106327176273" text:continue-list="list66666886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1105903971789" text:continue-list="list18110645122303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110588191057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1105971112686"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81105863311786" text:continue-list="list18110699038142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181105515246268" text:continue-list="list66707778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1106518348088" text:continue-list="list181105863311786"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8110618298345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110732685804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81106058538162" text:continue-list="list18110632717627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1107219304016" text:continue-list="list181105971112686"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1105563818904"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110527501855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81106426332379" text:continue-list="list18110732685804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81106803011228" text:continue-list="list18110551524626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1106017062853" text:continue-list="list181106426332379"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81105521141089"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6</text:page-number>/<text:page-count>96</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6"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30")
	setExtensionDescription("en, ru")
	'setIcon("Images/Onik.png")
	
	setDisplayName("en", "First word from next page")
	setDisplayName("ru", "Первое слово следующей страницы")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Python", "./")
  'useLibrary("Basic", "UiBridge1/")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addSeparator
	    '--------------------------------
	    beginCommand
	      beginTitles("Writer")
	        setTitle("Update all first word", "en")
	        setTitle("Обновить врезки с первым словом", "ru")
	      endTitles
	      setURL("Python", "insfw.py", "update_all")
	      setImage("Images/FWUpd")
	    endCommand
	    '--------------------------------
	    beginCommand
	      beginTitles("Writer")
	        setTitle("Update first word on current page", "en")
	        setTitle("Обновить врезку с первым словом на текущей странице", "ru")
	      endTitles
	      setURL("Python", "insfw.py", "update_current_frame")
	      setImage("Images/FWUpdCurr")
	    endCommand
	    '--------------------------------
		addSeparator
	    '--------------------------------
	    beginCommand
	      beginTitles("Writer")
	        setTitle("Clear frame on current pagge", "en")
	        setTitle("Очистить содержимое врезки на текущей странице", "ru")
	      endTitles
	      setURL("Python", "insfw.py", "clear_current_frame")
	      setImage("Images/FWClean")
	    endCommand
	    '--------------------------------
	    beginCommand
	      beginTitles("Writer")
	        setTitle("Delete frame on current pagge", "en")
	        setTitle("Удалить врезку на текущей странице", "ru")
	      endTitles
	      setURL("Python", "insfw.py", "delete_current_frame")
	      setImage("Images/FWDel")
	    endCommand
	    '--------------------------------
		addSeparator
		'--------------------------------
	    beginCommand
	      beginTitles("Writer")
	        setTitle("Protect frame content", "en")
	        setTitle("Защитить содержимое врезки на текущей странице", "ru")
	      endTitles
	      setURL("Python", "insfw.py", "protect_current_frame")
	      setImage("Images/FWProtect")
	    endCommand
		'--------------------------------
	    beginCommand
	      beginTitles("Writer")
	        setTitle("Un-Protect frame content", "en")
	        setTitle("Разблокировать содержимое врезки на текущей странице", "ru")
	      endTitles
	      setURL("Python", "insfw.py", "unprotect_current_frame")
	      setImage("Images/FWUnProtect")
	    endCommand
		'--------------------------------
	    beginCommand
	      beginTitles("Writer")
	        setTitle("Down frame", "en")
	        setTitle("Опустить врезку на 0.05", "ru")
	      endTitles
	      setURL("Python", "insfw.py", "down_current_frame")
	      setImage("Images/FWDown")
	    endCommand
		'--------------------------------
	    beginCommand
	      beginTitles("Writer")
	        setTitle("Up frame", "en")
	        setTitle("Поднять врезку на 0.05", "ru")
	      endTitles
	      setURL("Python", "insfw.py", "up_current_frame")
	      setImage("Images/FWUp")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addSeparator
	'--------------------------------
    beginButton
      beginTitles("Writer")
        setTitle("Update all first word", "en")
        setTitle("Обновить врезки с первым словом", "ru")
      endTitles
      setURL("Python", "insfw.py", "update_all")
    endButton
	'--------------------------------
    beginButton
	  beginTitles("Writer")
	    setTitle("Update first word on current page", "en")
	    setTitle("Обновить врезку с первым словом на текущей странице", "ru")
	  endTitles
	  setURL("Python", "insfw.py", "update_current_frame")
    endButton
	'--------------------------------
	addSeparator
	'--------------------------------
    beginButton
      beginTitles("Writer")
        setTitle("Clear frame on current pagge", "en")
        setTitle("Очистить содержимое врезки на текущей странице", "ru")
      endTitles
      setURL("Python", "insfw.py", "clear_current_frame")
    endButton
	'--------------------------------
    beginButton
      beginTitles("Writer")
        setTitle("Delete frame on current pagge", "en")
        setTitle("Удалить врезку на текущей странице", "ru")
      endTitles
      setURL("Python", "insfw.py", "delete_current_frame")
    endButton
	'--------------------------------
	addSeparator
	'--------------------------------
	beginButton
	      beginTitles("Writer")
	        setTitle("Protect frame content", "en")
	        setTitle("Защитить содержимое врезки на текущей странице", "ru")
	      endTitles
	      setURL("Python", "insfw.py", "protect_current_frame")
    endButton
	'--------------------------------
    beginButton
	      beginTitles("Writer")
	        setTitle("Un-Protect frame content", "en")
	        setTitle("Разблокировать содержимое врезки на текущей странице", "ru")
	      endTitles
	      setURL("Python", "insfw.py", "unprotect_current_frame")
    endButton
	'--------------------------------
    beginButton
	      beginTitles("Writer")
	        setTitle("Down frame", "en")
	        setTitle("Опустить врезку на 0.05", "ru")
	      endTitles
	      setURL("Python", "insfw.py", "down_current_frame")
    endButton
	'--------------------------------
    beginButton
	      beginTitles("Writer")
	        setTitle("Up frame", "en")
	        setTitle("Поднять врезку на 0.05", "ru")
	      endTitles
	      setURL("Python", "insfw.py", "up_current_frame")
    endButton
	'--------------------------------

'    beginButton
'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